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919" officeooo:paragraph-rsid="0019791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9829d"/>
    </style:style>
    <style:style style:name="T4" style:family="text">
      <style:text-properties officeooo:rsid="001af5c5"/>
    </style:style>
    <style:style style:name="T5" style:family="text">
      <style:text-properties officeooo:rsid="001b2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stan Erney</text:p>
      <text:p text:style-name="P1">September 7<text:span text:style-name="T1">th</text:span>, 2021</text:p>
      <text:p text:style-name="P1">Intro to Computer Cryptology</text:p>
      <text:p text:style-name="P1">Hands on Exercise 1</text:p>
      <text:p text:style-name="P1"/>
      <text:p text:style-name="P1">1) Security Mechanism</text:p>
      <text:p text:style-name="P1">2) Active</text:p>
      <text:p text:style-name="P1">3) Computer Security</text:p>
      <text:p text:style-name="P1">4) <text:span text:style-name="T3">Availability</text:span></text:p>
      <text:p text:style-name="P1">5) <text:span text:style-name="T5">Security</text:span></text:p>
      <text:p text:style-name="P1">6) <text:span text:style-name="T5">National Institute of Standards and Technology (NIST)</text:span></text:p>
      <text:p text:style-name="P1">7) <text:span text:style-name="T5">System Integrity</text:span></text:p>
      <text:p text:style-name="P1">8) Passive</text:p>
      <text:p text:style-name="P1">9) <text:span text:style-name="T5">Data-Origin Authentication</text:span></text:p>
      <text:p text:style-name="P1">10) <text:span text:style-name="T4">Data Origin</text:span></text:p>
      <text:p text:style-name="P1">11) <text:span text:style-name="T4">Access Control</text:span></text:p>
      <text:p text:style-name="P1">12) <text:span text:style-name="T3">Nonrepudation</text:span></text:p>
      <text:p text:style-name="P1">13) <text:span text:style-name="T3">Software</text:span></text:p>
      <text:p text:style-name="P1">14) <text:span text:style-name="T3">Attack</text:span></text:p>
      <text:p text:style-name="P1">15) <text:span text:style-name="T4">Notarization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20:03:39.968132053</meta:creation-date>
    <dc:date>2021-09-07T20:58:06.401595015</dc:date>
    <meta:editing-duration>PT5M25S</meta:editing-duration>
    <meta:editing-cycles>1</meta:editing-cycles>
    <meta:document-statistic meta:table-count="0" meta:image-count="0" meta:object-count="0" meta:page-count="1" meta:paragraph-count="19" meta:word-count="55" meta:character-count="358" meta:non-whitespace-character-count="321"/>
    <meta:generator>LibreOffice/7.2.0.4$Linux_X86_64 LibreOffice_project/fa0a9af5681a0acc7909a705f92c1ada8a658552</meta:generator>
  </office:meta>
</office:document-meta>
</file>